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</office:automatic-styles>
  <office:body>
    <office:text text:use-soft-page-breaks="true">
      <text:p text:style-name="P1">Ce module python contient des fonctions qui définissent les différents types de conversion possibles :</text:p>
      <text:list text:style-name="LFO1" text:continue-numbering="true">
        <text:list-item>
          <text:p text:style-name="P2">to_ten : fonction qui convertit un nombre de n’importe quelle base en base 10. Prend 2 arguments : le nombre en str et la base de<text:s/>départ.</text:p>
        </text:list-item>
        <text:list-item>
          <text:p text:style-name="P3">from_ten : fonction qui convertit un nombre en base 10 vers n’importe quelle base. Prend 2 arguments : le nombre et la base d’arrivée.</text:p>
        </text:list-item>
        <text:list-item>
          <text:p text:style-name="P4">C2 : fonction qui convertit un décimal en C2. Prend 2 arguments : le nombre à convertir et le nombre de bits. Pour le quiz on reste sur 8 bits.</text:p>
        </text:list-item>
        <text:list-item>
          <text:p text:style-name="P5">from_C2 : fonction qui convertit un nombre C2 en nombre décimal. Prend 1 argument : le nombre en C2</text:p>
        </text:list-item>
        <text:list-item>
          <text:p text:style-name="P6">to_IEEE754 : fonction qui convertit un nombre flottant en IEEE754. Prend 2 arguments : le nombre flottant et la précision</text:p>
        </text:list-item>
        <text:list-item>
          <text:p text:style-name="P7">from_IEEE754 : fonction qui convertit un nombre IEEE754 en nombre flottant. Prend un argument : le nombre en IEEE754 en str</text:p>
        </text:list-item>
        <text:list-item>
          <text:p text:style-name="P8">convert : fonction qui prend 3 arguments : le nombre en str, la base de départ et celle d’arrivée. Cette fonction permet de convertir un nombre de la base de départ à la base d’arrivée.</text:p>
        </text:list-item>
        <text:list-item>
          <text:p text:style-name="P9">is_of_base:fonction qui prend 2 arguments : le nombre et la base. Renvoie True si le nombre remplit les conditions pour appartenir à la base, False sinon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header>
        <text:p text:style-name="En-tête">Documentation module conversion</text:p>
        <text:p text:style-name="En-têt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runo Marlet</meta:initial-creator>
    <dc:creator>Georges NOVO</dc:creator>
    <meta:creation-date>2021-12-10T23:05:00Z</meta:creation-date>
    <dc:date>2024-08-17T20:54:00Z</dc:date>
    <meta:template xlink:href="Normal" xlink:type="simple"/>
    <meta:editing-cycles>6</meta:editing-cycles>
    <meta:editing-duration>PT10140S</meta:editing-duration>
    <meta:document-statistic meta:page-count="1" meta:paragraph-count="2" meta:word-count="185" meta:character-count="1205" meta:row-count="8" meta:non-whitespace-character-count="1022"/>
  </office:meta>
</office:document-meta>
</file>